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frac>
        <mrow>
          <mi>R</mi>
          <mn>2</mn>
        </mrow>
        <mrow>
          <mi>R</mi>
          <mn>1</mn>
          <mrow>
            <mspace width="2em"/>
            <mo stretchy="false">+</mo>
            <mspace width="2em"/>
          </mrow>
          <mi>R</mi>
          <mn>2</mn>
        </mrow>
      </mfrac>
      <mrow>
        <mspace width="2em"/>
        <mo stretchy="false">⋅</mo>
        <mspace width="2em"/>
      </mrow>
      <mi mathvariant="italic">Uin</mi>
    </mrow>
    <annotation encoding="StarMath 5.0">Uout2 ~=~ {R2} over {R1 ~+~ R2} ~cdot~ Uin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8:40:10.003000000</dc:date>
    <meta:editing-duration>PT23M14S</meta:editing-duration>
    <meta:editing-cycles>9</meta:editing-cycles>
    <meta:generator>LibreOffice/6.3.3.2$Windows_X86_64 LibreOffice_project/a64200df03143b798afd1ec74a12ab50359878ed</meta:generator>
  </office:meta>
</office:document-meta>
</file>